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officeooo:rsid="000d726b" officeooo:paragraph-rsid="000d726b"/>
    </style:style>
    <style:style style:name="P2" style:family="paragraph" style:parent-style-name="Preformatted_20_Text">
      <style:text-properties fo:font-weight="bold" officeooo:rsid="000d726b" officeooo:paragraph-rsid="000d726b" style:font-weight-asian="bold" style:font-weight-complex="bold"/>
    </style:style>
    <style:style style:name="P3" style:family="paragraph" style:parent-style-name="Preformatted_20_Text">
      <style:text-properties officeooo:rsid="000f4050" officeooo:paragraph-rsid="000f4050"/>
    </style:style>
    <style:style style:name="P4" style:family="paragraph" style:parent-style-name="Standard">
      <style:text-properties officeooo:rsid="000d726b" officeooo:paragraph-rsid="000d726b"/>
    </style:style>
    <style:style style:name="P5" style:family="paragraph" style:parent-style-name="Standard">
      <style:text-properties officeooo:rsid="000f4050" officeooo:paragraph-rsid="000f4050"/>
    </style:style>
    <style:style style:name="T1" style:family="text">
      <style:text-properties officeooo:rsid="00175e06"/>
    </style:style>
    <style:style style:name="T2" style:family="text">
      <style:text-properties officeooo:rsid="00186c64"/>
    </style:style>
    <style:style style:name="T3" style:family="text">
      <style:text-properties officeooo:rsid="001a8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ce.</text:p>
      <text:p text:style-name="P4">Le radeau de la méduse. </text:p>
      <text:p text:style-name="P4"/>
      <text:p text:style-name="P4"/>
      <text:p text:style-name="P2">https://data.bnf.fr/ark:/12148/cb119806365#about</text:p>
      <text:p text:style-name="P2">https://data.bnf.fr/ark:/12148/cb119806365</text:p>
      <text:p text:style-name="P1">http://purl.org/dc/terms/title</text:p>
      <text:p text:style-name="P1">http://data.bnf.fr/ontology/bnf-onto/firstYear</text:p>
      <text:p text:style-name="P1">http://www.w3.org/2004/02/skos/core#altLabel</text:p>
      <text:p text:style-name="P1">http://www.w3.org/2002/07/owl#sameAs</text:p>
      <text:p text:style-name="P1">http://xmlns.com/foaf/0.1/depiction</text:p>
      <text:p text:style-name="P1">http://www.w3.org/2001/XMLSchema#integer</text:p>
      <text:p text:style-name="P1">https://data.bnf.fr/ark:/12148/cb119806365#frbr:Work</text:p>
      <text:p text:style-name="P1">https://gallica.bnf.fr/ark:/12148/bpt6k1320107p.thumbnail</text:p>
      <text:p text:style-name="P1">http://data.bnf.fr/ontology/bnf-onto/FRBNF</text:p>
      <text:p text:style-name="P1">http://www.w3.org/2004/02/skos/core#editorialNote</text:p>
      <text:p text:style-name="P1">http://www.w3.org/1999/02/22-rdf-syntax-ns#type</text:p>
      <text:p text:style-name="P1">http://rdvocab.info/uri/schema/FRBRentitiesRDA/Work</text:p>
      <text:p text:style-name="P1">https://data.bnf.fr/ark:/12148/cb12713851p#about</text:p>
      <text:p text:style-name="P1">http://www.w3.org/2004/02/skos/core#prefLabel</text:p>
      <text:p text:style-name="P1">https://catalogue.bnf.fr/ark:/12148/cb119806365</text:p>
      <text:p text:style-name="P1">https://data.bnf.fr/11980636/theodore_gericault_le_radeau_de_la_meduse/studies</text:p>
      <text:p text:style-name="P1">https://data.bnf.fr/ark:/12148/cb38169079b/18#about</text:p>
      <text:p text:style-name="P1">https://data.bnf.fr/date/1819/</text:p>
      <text:p text:style-name="P4"/>
      <text:p text:style-name="P5">Prédicat reliant deux ressources. </text:p>
      <text:p text:style-name="P3"><text:a xlink:type="simple" xlink:href="http://data.bnf.fr/ontology/bnf-onto/firstYear" text:style-name="Internet_20_link" text:visited-style-name="Visited_20_Internet_20_Link">http://data.bnf.fr/ontology/bnf-onto/firstYear</text:a> <text:span text:style-name="T1">→ année de création de l’oeuvre</text:span></text:p>
      <text:p text:style-name="P3"><text:a xlink:type="simple" xlink:href="http://www.w3.org/2002/07/owl#sameAs" text:style-name="Internet_20_link" text:visited-style-name="Visited_20_Internet_20_Link">http://www.w3.org/2002/07/owl#sameAs</text:a> <text:span text:style-name="T1">→ équivalence </text:span></text:p>
      <text:p text:style-name="P3"><text:a xlink:type="simple" xlink:href="http://xmlns.com/foaf/0.1/depiction" text:style-name="Internet_20_link" text:visited-style-name="Visited_20_Internet_20_Link">http://xmlns.com/foaf/0.1/depiction</text:a> <text:span text:style-name="T2">→ image</text:span></text:p>
      <text:p text:style-name="P3"><text:a xlink:type="simple" xlink:href="http://www.w3.org/1999/02/22-rdf-syntax-ns#type" text:style-name="Internet_20_link" text:visited-style-name="Visited_20_Internet_20_Link">http://www.w3.org/1999/02/22-rdf-syntax-ns#type</text:a> <text:span text:style-name="T2">→ nature, type de la ressource</text:span></text:p>
      <text:p text:style-name="P3"><text:a xlink:type="simple" xlink:href="http://purl.org/dc/terms/creator" text:style-name="Internet_20_link" text:visited-style-name="Visited_20_Internet_20_Link">http://purl.org/dc/terms/creator</text:a> <text:span text:style-name="T2">→ créateur </text:span></text:p>
      <text:p text:style-name="P3"><text:a xlink:type="simple" xlink:href="http://xmlns.com/foaf/0.1/focus" text:style-name="Internet_20_link" text:visited-style-name="Visited_20_Internet_20_Link">http://xmlns.com/foaf/0.1/focus</text:a> <text:span text:style-name="T2">→ lien entre un objet réelle et sa ressource</text:span></text:p>
      <text:p text:style-name="P3">http://rdvocab.info/RDARelationshipsWEMI/workManifested</text:p>
      <text:p text:style-name="P3"><text:a xlink:type="simple" xlink:href="http://www.w3.org/2000/01/rdf-schema#seeAlso" text:style-name="Internet_20_link" text:visited-style-name="Visited_20_Internet_20_Link">http://www.w3.org/2000/01/rdf-schema#seeAlso</text:a> <text:span text:style-name="T2">→ voir aussi</text:span></text:p>
      <text:p text:style-name="P3"><text:a xlink:type="simple" xlink:href="http://www.w3.org/1999/02/22-rdf-syntax-ns#type" text:style-name="Internet_20_link" text:visited-style-name="Visited_20_Internet_20_Link">http://www.w3.org/1999/02/22-rdf-syntax-ns#type</text:a> </text:p>
      <text:p text:style-name="P3"><text:a xlink:type="simple" xlink:href="http://www.w3.org/2004/02/skos/core#exactMatch" text:style-name="Internet_20_link" text:visited-style-name="Visited_20_Internet_20_Link">http://www.w3.org/2004/02/skos/core#exactMatch</text:a> <text:span text:style-name="T2">→ équivalence entre deux concepts</text:span></text:p>
      <text:p text:style-name="P3"><text:a xlink:type="simple" xlink:href="http://purl.org/dc/terms/subject" text:style-name="Internet_20_link" text:visited-style-name="Visited_20_Internet_20_Link">http://purl.org/dc/terms/subject</text:a> <text:span text:style-name="T2">→ sujet de la ressource</text:span></text:p>
      <text:p text:style-name="P3">http://purl.org/dc/terms/subject</text:p>
      <text:p text:style-name="P3"><text:a xlink:type="simple" xlink:href="http://rdvocab.info/RDARelationshipsWEMI/workManifested" text:style-name="Internet_20_link" text:visited-style-name="Visited_20_Internet_20_Link">http://rdvocab.info/RDARelationshipsWEMI/workManifested</text:a> <text:span text:style-name="T3">→ lien entre une manifestation et une oeuvre</text:span></text:p>
      <text:p text:style-name="P3"><text:a xlink:type="simple" xlink:href="http://rdvocab.info/Elements/dateOfWork" text:style-name="Internet_20_link" text:visited-style-name="Visited_20_Internet_20_Link">http://rdvocab.info/Elements/dateOfWork</text:a> <text:span text:style-name="T3">→ date de l’oeuvre</text:span></text:p>
      <text:p text:style-name="P3"><text:a xlink:type="simple" xlink:href="http://www.w3.org/2004/02/skos/core#exactMatch" text:style-name="Internet_20_link" text:visited-style-name="Visited_20_Internet_20_Link">http://www.w3.org/2004/02/skos/core#exactMatch</text:a> </text:p>
      <text:p text:style-name="P3"/>
      <text:p text:style-name="P5"/>
      <text:p text:style-name="P5"/>
      <text:p text:style-name="P5">Prédicat reliant une ressource à un littéral. </text:p>
      <text:p text:style-name="P3">http://purl.org/dc/terms/title</text:p>
      <text:p text:style-name="P3">http://www.w3.org/2004/02/skos/core#altLabel</text:p>
      <text:p text:style-name="P3">http://purl.org/dc/terms/date</text:p>
      <text:p text:style-name="P3">http://www.w3.org/2004/02/skos/core#prefLabel</text:p>
      <text:p text:style-name="P3">http://purl.org/dc/terms/created</text:p>
      <text:p text:style-name="P3">http://data.bnf.fr/ontology/bnf-onto/subject</text:p>
      <text:p text:style-name="P3">http://purl.org/dc/terms/modified</text:p>
      <text:p text:style-name="P3">http://www.w3.org/2004/02/skos/core#note</text:p>
      <text:p text:style-name="P3">http://purl.org/dc/terms/description</text:p>
      <text:p text:style-name="P3">http://www.w3.org/2000/01/rdf-schema#label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8:14:37.597120198</meta:creation-date>
    <dc:date>2019-01-24T18:38:12.047697673</dc:date>
    <meta:editing-duration>PT23M32S</meta:editing-duration>
    <meta:editing-cycles>12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49" meta:word-count="114" meta:character-count="2309" meta:non-whitespace-character-count="2237"/>
  </office:meta>
</office:document-meta>
</file>